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2cm" svg:height="9.006cm" svg:x="27.069cm" svg:y="0.753cm">
            <draw:object draw:notify-on-update-of-ranges="Sheet1.C16:Sheet1.C23 Sheet1.D15:Sheet1.D15 Sheet1.D16:Sheet1.D23 Sheet1.C16:Sheet1.C23 Sheet1.E15:Sheet1.E15 Sheet1.E16:Sheet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8.409cm" svg:y="10.091cm">
            <draw:object draw:notify-on-update-of-ranges="Sheet1.C27:Sheet1.C34 Sheet1.D26:Sheet1.D26 Sheet1.D27:Sheet1.D34 Sheet1.C27:Sheet1.C34 Sheet1.E26:Sheet1.E26 Sheet1.E27:Sheet1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1.363cm" svg:y="5.201cm">
            <draw:object draw:notify-on-update-of-ranges="Sheet1.C27:Sheet1.C34 Sheet1.E26:Sheet1.E26 Sheet1.E27:Sheet1.E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9.132cm" svg:y="9.967cm">
            <draw:object draw:notify-on-update-of-ranges="Sheet1.C27:Sheet1.C34 Sheet1.D26:Sheet1.D26 Sheet1.D27:Sheet1.D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D3]*10" office:value-type="float" office:value="10000" calcext:value-type="float">
            <text:p>10000</text:p>
          </table:table-cell>
          <table:table-cell table:formula="of:=[.E3]*10" office:value-type="float" office:value="100000" calcext:value-type="float">
            <text:p>100000</text:p>
          </table:table-cell>
          <table:table-cell table:formula="of:=[.F3]*10" office:value-type="float" office:value="1000000" calcext:value-type="float">
            <text:p>1000000</text:p>
          </table:table-cell>
          <table:table-cell table:formula="of:=[.G3]*10" office:value-type="float" office:value="10000000" calcext:value-type="float">
            <text:p>10000000</text:p>
          </table:table-cell>
          <table:table-cell table:formula="of:=[.H3]*10" office:value-type="float" office:value="100000000" calcext:value-type="float">
            <text:p>100000000</text:p>
          </table:table-cell>
          <table:table-cell table:formula="of:=[.I3]*10" office:value-type="float" office:value="1000000000" calcext:value-type="float">
            <text:p>1000000000</text:p>
          </table:table-cell>
        </table:table-row>
        <table:table-row table:style-name="ro1">
          <table:table-cell/>
          <table:table-cell office:value-type="string" calcext:value-type="string">
            <text:p>Secuencial</text:p>
          </table:table-cell>
          <table:table-cell table:style-name="ce1" office:value-type="float" office:value="0.000022" calcext:value-type="float">
            <text:p>0,0000220</text:p>
          </table:table-cell>
          <table:table-cell table:style-name="ce1" office:value-type="float" office:value="0.0002" calcext:value-type="float">
            <text:p>0,0002000</text:p>
          </table:table-cell>
          <table:table-cell table:style-name="ce1" office:value-type="float" office:value="0.0022" calcext:value-type="float">
            <text:p>0,0022000</text:p>
          </table:table-cell>
          <table:table-cell table:style-name="ce1" office:value-type="float" office:value="0.0207" calcext:value-type="float">
            <text:p>0,0207000</text:p>
          </table:table-cell>
          <table:table-cell table:style-name="ce1" office:value-type="float" office:value="0.1615" calcext:value-type="float">
            <text:p>0,1615000</text:p>
          </table:table-cell>
          <table:table-cell table:style-name="ce1" office:value-type="float" office:value="1.3264" calcext:value-type="float">
            <text:p>1,3264000</text:p>
          </table:table-cell>
          <table:table-cell table:style-name="ce1" office:value-type="float" office:value="12.8617" calcext:value-type="float">
            <text:p>12,8617000</text:p>
          </table:table-cell>
          <table:table-cell table:style-name="ce1" office:value-type="float" office:value="131.567" calcext:value-type="float">
            <text:p>131,5670000</text:p>
          </table:table-cell>
        </table:table-row>
        <table:table-row table:style-name="ro1">
          <table:table-cell/>
          <table:table-cell office:value-type="string" calcext:value-type="string">
            <text:p>Binaria</text:p>
          </table:table-cell>
          <table:table-cell table:style-name="ce1" office:value-type="float" office:value="0.000000619888305664063" calcext:value-type="float">
            <text:p>0,0000006</text:p>
          </table:table-cell>
          <table:table-cell table:style-name="ce1" office:value-type="float" office:value="0.00000667572021484375" calcext:value-type="float">
            <text:p>0,0000067</text:p>
          </table:table-cell>
          <table:table-cell table:style-name="ce1" office:value-type="float" office:value="0.0000121593475341797" calcext:value-type="float">
            <text:p>0,0000122</text:p>
          </table:table-cell>
          <table:table-cell table:style-name="ce1" office:value-type="float" office:value="0.0000109672546386719" calcext:value-type="float">
            <text:p>0,0000110</text:p>
          </table:table-cell>
          <table:table-cell table:style-name="ce1" office:value-type="float" office:value="0.0000181198120117187" calcext:value-type="float">
            <text:p>0,0000181</text:p>
          </table:table-cell>
          <table:table-cell table:style-name="ce1" office:value-type="float" office:value="0.0000128746032714844" calcext:value-type="float">
            <text:p>0,0000129</text:p>
          </table:table-cell>
          <table:table-cell table:style-name="ce1" office:value-type="float" office:value="0.0000135898590087891" calcext:value-type="float">
            <text:p>0,0000136</text:p>
          </table:table-cell>
          <table:table-cell table:style-name="ce1" office:value-type="float" office:value="0.0000171661376953125" calcext:value-type="float">
            <text:p>0,000017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D8]*10" office:value-type="float" office:value="10000" calcext:value-type="float">
            <text:p>10000</text:p>
          </table:table-cell>
          <table:table-cell table:formula="of:=[.E8]*10" office:value-type="float" office:value="100000" calcext:value-type="float">
            <text:p>100000</text:p>
          </table:table-cell>
          <table:table-cell table:formula="of:=[.F8]*10" office:value-type="float" office:value="1000000" calcext:value-type="float">
            <text:p>1000000</text:p>
          </table:table-cell>
          <table:table-cell table:formula="of:=[.G8]*10" office:value-type="float" office:value="10000000" calcext:value-type="float">
            <text:p>10000000</text:p>
          </table:table-cell>
          <table:table-cell table:formula="of:=[.H8]*10" office:value-type="float" office:value="100000000" calcext:value-type="float">
            <text:p>100000000</text:p>
          </table:table-cell>
          <table:table-cell table:formula="of:=[.I8]*10" office:value-type="float" office:value="1000000000" calcext:value-type="float">
            <text:p>1000000000</text:p>
          </table:table-cell>
        </table:table-row>
        <table:table-row table:style-name="ro1">
          <table:table-cell/>
          <table:table-cell office:value-type="string" calcext:value-type="string">
            <text:p>Secuencial</text:p>
          </table:table-cell>
          <table:table-cell office:value-type="float" office:value="100" calcext:value-type="float">
            <text:p>100</text:p>
          </table:table-cell>
          <table:table-cell table:formula="of:=[.D8]" office:value-type="float" office:value="1000" calcext:value-type="float">
            <text:p>1000</text:p>
          </table:table-cell>
          <table:table-cell table:formula="of:=[.E8]" office:value-type="float" office:value="10000" calcext:value-type="float">
            <text:p>10000</text:p>
          </table:table-cell>
          <table:table-cell table:formula="of:=[.F8]" office:value-type="float" office:value="100000" calcext:value-type="float">
            <text:p>100000</text:p>
          </table:table-cell>
          <table:table-cell table:formula="of:=[.G8]" office:value-type="float" office:value="1000000" calcext:value-type="float">
            <text:p>1000000</text:p>
          </table:table-cell>
          <table:table-cell table:formula="of:=[.H8]" office:value-type="float" office:value="10000000" calcext:value-type="float">
            <text:p>10000000</text:p>
          </table:table-cell>
          <table:table-cell table:formula="of:=[.I8]" office:value-type="float" office:value="100000000" calcext:value-type="float">
            <text:p>100000000</text:p>
          </table:table-cell>
          <table:table-cell table:formula="of:=[.J8]" office:value-type="float" office:value="1000000000" calcext:value-type="float">
            <text:p>1000000000</text:p>
          </table:table-cell>
        </table:table-row>
        <table:table-row table:style-name="ro1">
          <table:table-cell/>
          <table:table-cell office:value-type="string" calcext:value-type="string">
            <text:p>Binari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Binar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office:value-type="float" office:value="0.000022" calcext:value-type="float">
            <text:p>0,0000220</text:p>
          </table:table-cell>
          <table:table-cell table:style-name="ce1" office:value-type="float" office:value="0.000000619888305664063" calcext:value-type="float">
            <text:p>0,0000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" office:value-type="float" office:value="0.0002" calcext:value-type="float">
            <text:p>0,0002000</text:p>
          </table:table-cell>
          <table:table-cell table:style-name="ce1" office:value-type="float" office:value="0.00000667572021484375" calcext:value-type="float">
            <text:p>0,00000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7]*10" office:value-type="float" office:value="10000" calcext:value-type="float">
            <text:p>10000</text:p>
          </table:table-cell>
          <table:table-cell table:style-name="ce1" office:value-type="float" office:value="0.0022" calcext:value-type="float">
            <text:p>0,0022000</text:p>
          </table:table-cell>
          <table:table-cell table:style-name="ce1" office:value-type="float" office:value="0.0000121593475341797" calcext:value-type="float">
            <text:p>0,00001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8]*10" office:value-type="float" office:value="100000" calcext:value-type="float">
            <text:p>100000</text:p>
          </table:table-cell>
          <table:table-cell table:style-name="ce1" office:value-type="float" office:value="0.0207" calcext:value-type="float">
            <text:p>0,0207000</text:p>
          </table:table-cell>
          <table:table-cell table:style-name="ce1" office:value-type="float" office:value="0.0000109672546386719" calcext:value-type="float">
            <text:p>0,00001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9]*10" office:value-type="float" office:value="1000000" calcext:value-type="float">
            <text:p>1000000</text:p>
          </table:table-cell>
          <table:table-cell table:style-name="ce1" office:value-type="float" office:value="0.1615" calcext:value-type="float">
            <text:p>0,1615000</text:p>
          </table:table-cell>
          <table:table-cell table:style-name="ce1" office:value-type="float" office:value="0.0000181198120117187" calcext:value-type="float">
            <text:p>0,00001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0]*10" office:value-type="float" office:value="10000000" calcext:value-type="float">
            <text:p>10000000</text:p>
          </table:table-cell>
          <table:table-cell table:style-name="ce1" office:value-type="float" office:value="1.3264" calcext:value-type="float">
            <text:p>1,3264000</text:p>
          </table:table-cell>
          <table:table-cell table:style-name="ce1" office:value-type="float" office:value="0.0000128746032714844" calcext:value-type="float">
            <text:p>0,00001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*10" office:value-type="float" office:value="100000000" calcext:value-type="float">
            <text:p>100000000</text:p>
          </table:table-cell>
          <table:table-cell table:style-name="ce1" office:value-type="float" office:value="12.8617" calcext:value-type="float">
            <text:p>12,8617000</text:p>
          </table:table-cell>
          <table:table-cell table:style-name="ce1" office:value-type="float" office:value="0.0000135898590087891" calcext:value-type="float">
            <text:p>0,00001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2]*10" office:value-type="float" office:value="1000000000" calcext:value-type="float">
            <text:p>1000000000</text:p>
          </table:table-cell>
          <table:table-cell table:style-name="ce1" office:value-type="float" office:value="131.567" calcext:value-type="float">
            <text:p>131,5670000</text:p>
          </table:table-cell>
          <table:table-cell table:style-name="ce1" office:value-type="float" office:value="0.0000171661376953125" calcext:value-type="float">
            <text:p>0,000017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ecuencial</text:p>
          </table:table-cell>
          <table:table-cell office:value-type="string" calcext:value-type="string">
            <text:p>Binaria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28]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*10" office:value-type="float" office:value="10000" calcext:value-type="float">
            <text:p>10000</text:p>
          </table:table-cell>
          <table:table-cell table:formula="of:=[.C29]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9]*10" office:value-type="float" office:value="100000" calcext:value-type="float">
            <text:p>100000</text:p>
          </table:table-cell>
          <table:table-cell table:formula="of:=[.C30]" office:value-type="float" office:value="100000" calcext:value-type="float">
            <text:p>10000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0]*10" office:value-type="float" office:value="1000000" calcext:value-type="float">
            <text:p>1000000</text:p>
          </table:table-cell>
          <table:table-cell table:formula="of:=[.C31]"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1]*10" office:value-type="float" office:value="10000000" calcext:value-type="float">
            <text:p>10000000</text:p>
          </table:table-cell>
          <table:table-cell table:formula="of:=[.C32]"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2]*10" office:value-type="float" office:value="100000000" calcext:value-type="float">
            <text:p>100000000</text:p>
          </table:table-cell>
          <table:table-cell table:formula="of:=[.C33]" office:value-type="float" office:value="100000000" calcext:value-type="float">
            <text:p>100000000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3]*10" office:value-type="float" office:value="1000000000" calcext:value-type="float">
            <text:p>1000000000</text:p>
          </table:table-cell>
          <table:table-cell table:formula="of:=[.C34]" office:value-type="float" office:value="1000000000" calcext:value-type="float">
            <text:p>100000000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u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4" loext:min-decimal-places="4" number:min-integer-digits="1" number:grouping="true"/>
    </number:number-style>
    <number:number-style style:name="N107">
      <number:number number:decimal-places="5" loext:min-decimal-places="5" number:min-integer-digits="1" number:grouping="true"/>
    </number:number-style>
    <number:number-style style:name="N108" number:title="User-defined">
      <number:number number:decimal-places="6" loext:min-decimal-places="6" number:min-integer-digits="1" number:grouping="true"/>
    </number:number-style>
    <number:number-style style:name="N109" number:title="User-defined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00/00/00</text:date>, <text:time style:data-style-name="N2" text:time-value="06:56:30.125374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06:56:32.620263469</meta:creation-date>
    <meta:editing-duration>PT7H58M59S</meta:editing-duration>
    <meta:editing-cycles>2</meta:editing-cycles>
    <meta:generator>LibreOffice/6.4.6.2$Linux_X86_64 LibreOffice_project/40$Build-2</meta:generator>
    <dc:date>2021-07-05T15:05:56.663344937</dc:date>
    <meta:document-statistic meta:table-count="1" meta:cell-count="10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9" number:title="User-defined">
      <number:number number:decimal-places="7" loext:min-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966cm" svg:y="3.955cm" style:legend-expansion="high" chart:style-name="ch2"/>
        <chart:plot-area chart:style-name="ch3" table:cell-range-address="Sheet1.C16:Sheet1.E23 Sheet1.D15:Sheet1.E15" chart:data-source-has-labels="row" svg:x="0.32cm" svg:y="0.18cm" svg:width="12.326cm" svg:height="8.647cm">
          <chartooo:coordinate-region svg:x="1.418cm" svg:y="0.379cm" svg:width="10.115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6:Sheet1.D23" chart:label-cell-address="Sheet1.D15:Sheet1.D15" chart:class="chart:scatter">
            <chart:domain table:cell-range-address="Sheet1.C16:Sheet1.C23"/>
            <chart:data-point chart:repeated="8"/>
          </chart:series>
          <chart:series chart:style-name="ch8" chart:values-cell-range-address="Sheet1.E16:Sheet1.E23" chart:label-cell-address="Sheet1.E15:Sheet1.E15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cuencial</text:p>
                <draw:g>
                  <svg:desc>Sheet1.D15:Sheet1.D15</svg:desc>
                </draw:g>
              </table:table-cell>
              <table:table-cell office:value-type="string">
                <text:p>Binaria</text:p>
                <draw:g>
                  <svg:desc>Sheet1.E15:Sheet1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16:Sheet1.C23</svg:desc>
                </draw:g>
              </table:table-cell>
              <table:table-cell office:value-type="float" office:value="0.000022">
                <text:p>0.000022</text:p>
                <draw:g>
                  <svg:desc>Sheet1.D16:Sheet1.D23</svg:desc>
                </draw:g>
              </table:table-cell>
              <table:table-cell office:value-type="float" office:value="0.000000619888305664063">
                <text:p>0.000000619888305664063</text:p>
                <draw:g>
                  <svg:desc>Sheet1.E16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2">
                <text:p>0.0002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22">
                <text:p>0.0022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207">
                <text:p>0.0207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1615">
                <text:p>0.1615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1.3264">
                <text:p>1.3264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2.8617">
                <text:p>12.8617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31.567">
                <text:p>131.567</text:p>
              </table:table-cell>
              <table:table-cell office:value-type="float" office:value="0.0000171661376953125">
                <text:p>0.000017166137695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952cm" style:legend-expansion="high" chart:style-name="ch2"/>
        <chart:plot-area chart:style-name="ch3" table:cell-range-address="Sheet1.C27:Sheet1.E34 Sheet1.D26:Sheet1.E26" chart:data-source-has-labels="row" svg:x="0.32cm" svg:y="0.18cm" svg:width="12.323cm" svg:height="8.64cm">
          <chartooo:coordinate-region svg:x="2.238cm" svg:y="0.18cm" svg:width="10.08cm" svg:height="6.6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7:Sheet1.D34" chart:label-cell-address="Sheet1.D26:Sheet1.D26" chart:class="chart:scatter">
            <chart:domain table:cell-range-address="Sheet1.C27:Sheet1.C34"/>
            <chart:data-point chart:repeated="8"/>
          </chart:series>
          <chart:series chart:style-name="ch7" chart:values-cell-range-address="Sheet1.E27:Sheet1.E34" chart:label-cell-address="Sheet1.E26:Sheet1.E26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cuencial</text:p>
                <draw:g>
                  <svg:desc>Sheet1.D26:Sheet1.D26</svg:desc>
                </draw:g>
              </table:table-cell>
              <table:table-cell office:value-type="string">
                <text:p>Binaria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7:Sheet1.C34</svg:desc>
                </draw:g>
              </table:table-cell>
              <table:table-cell office:value-type="float" office:value="100">
                <text:p>100</text:p>
                <draw:g>
                  <svg:desc>Sheet1.D27:Sheet1.D34</svg:desc>
                </draw:g>
              </table:table-cell>
              <table:table-cell office:value-type="float" office:value="7">
                <text:p>7</text:p>
                <draw:g>
                  <svg:desc>Sheet1.E27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7:Sheet1.D34 Sheet1.D26:Sheet1.D26" chart:data-source-has-labels="row" svg:x="0.32cm" svg:y="0.18cm" svg:width="15.36cm" svg:height="8.64cm">
          <chartooo:coordinate-region svg:x="2.238cm" svg:y="0.379cm" svg:width="12.32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7:Sheet1.D34" chart:label-cell-address="Sheet1.D26:Sheet1.D26" chart:class="chart:scatter">
            <chart:domain table:cell-range-address="Sheet1.C27:Sheet1.C34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cuencial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7:Sheet1.C34</svg:desc>
                </draw:g>
              </table:table-cell>
              <table:table-cell office:value-type="float" office:value="100">
                <text:p>100</text:p>
                <draw:g>
                  <svg:desc>Sheet1.D27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0000000">
                <text:p>1000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7:Sheet1.C34 Sheet1.E26:Sheet1.E34" chart:data-source-has-labels="row" svg:x="0.32cm" svg:y="0.18cm" svg:width="15.36cm" svg:height="8.64cm">
          <chartooo:coordinate-region svg:x="0.941cm" svg:y="0.379cm" svg:width="13.811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7:Sheet1.E34" chart:label-cell-address="Sheet1.E26:Sheet1.E26" chart:class="chart:scatter">
            <chart:domain table:cell-range-address="Sheet1.C27:Sheet1.C34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inaria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7:Sheet1.C34</svg:desc>
                </draw:g>
              </table:table-cell>
              <table:table-cell office:value-type="float" office:value="7">
                <text:p>7</text:p>
                <draw:g>
                  <svg:desc>Sheet1.E27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